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aa00" officeooo:paragraph-rsid="001aaa00"/>
    </style:style>
    <style:style style:name="P2" style:family="paragraph" style:parent-style-name="Standard" style:list-style-name="L1">
      <style:text-properties officeooo:rsid="001cf5cf" officeooo:paragraph-rsid="001cf5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86028988308899224" text:style-name="L1">
        <text:list-item>
          <text:p text:style-name="P1">A function is a collection of statements that you can call</text:p>
        </text:list-item>
        <text:list-item>
          <text:p text:style-name="P1">a method is a function inside of an object ←in the property of the object</text:p>
        </text:list-item>
        <text:list-item>
          <text:p text:style-name="P1">use join in the lab</text:p>
          <text:list>
            <text:list-item>
              <text:p text:style-name="P1">join joins the objects of an array</text:p>
              <text:list>
                <text:list-item>
                  <text:p text:style-name="P1"/>
                </text:list-item>
              </text:list>
            </text:list-item>
          </text:list>
        </text:list-item>
        <text:list-item>
          <text:p text:style-name="P1">unshift adds things to the front of an array</text:p>
        </text:list-item>
        <text:list-item>
          <text:p text:style-name="P1">return replaces the function with whatever is returned</text:p>
          <text:list>
            <text:list-item>
              <text:p text:style-name="P1">using return without anything after it will return undefined</text:p>
            </text:list-item>
            <text:list-item>
              <text:p text:style-name="P1">if there is no return statement it will return undefined</text:p>
            </text:list-item>
          </text:list>
        </text:list-item>
        <text:list-item>
          <text:p text:style-name="P2">contingent actions only run when an user interacts with the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2:04.502996862</meta:creation-date>
    <meta:editing-duration>P0D</meta:editing-duration>
    <meta:editing-cycles>2</meta:editing-cycles>
    <meta:generator>LibreOffice/4.2.7.2$Linux_X86_64 LibreOffice_project/420m0$Build-2</meta:generator>
    <dc:date>2014-12-02T16:42:20.965162341</dc:date>
    <meta:document-statistic meta:table-count="0" meta:image-count="0" meta:object-count="0" meta:page-count="1" meta:paragraph-count="10" meta:word-count="95" meta:character-count="472" meta:non-whitespace-character-count="396"/>
  </office:meta>
</office:document-meta>
</file>